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ntityResultConsumerTests.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alEntityResultConsumerTests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alEntityResultConsumerTests.ent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